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Georgia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margin-left="0in" fo:margin-right="0in" fo:text-indent="0in" style:auto-text-indent="false"/>
      <style:text-properties style:font-name="Georgia" fo:font-size="10.5pt" style:font-size-asian="10.5pt" style:font-size-complex="10.5pt"/>
    </style:style>
    <style:style style:name="P3" style:family="paragraph" style:parent-style-name="No_20_Spacing">
      <style:paragraph-properties fo:margin-left="0in" fo:margin-right="0in" fo:text-indent="0in" style:auto-text-indent="false"/>
      <style:text-properties style:font-name="Georgia" fo:font-size="10.5pt" style:font-size-asian="10.5pt" style:font-name-complex="Times New Roman1" style:font-size-complex="10.5pt"/>
    </style:style>
    <style:style style:name="P4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5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name-complex="Times New Roman1" style:font-size-complex="10.5pt"/>
    </style:style>
    <style:style style:name="P6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7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8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 style:text-autospace="none">
        <style:tab-stops/>
      </style:paragraph-properties>
      <style:text-properties fo:color="#000000" fo:font-size="10.5pt" style:font-size-asian="10.5pt" style:font-size-complex="10.5pt"/>
    </style:style>
    <style:style style:name="P9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 style:text-autospace="none">
        <style:tab-stops/>
      </style:paragraph-properties>
      <style:text-properties fo:color="#000000"/>
    </style:style>
    <style:style style:name="P10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 style:text-autospace="none">
        <style:tab-stops/>
      </style:paragraph-properties>
      <style:text-properties fo:color="#000000"/>
    </style:style>
    <style:style style:name="P11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/>
    </style:style>
    <style:style style:name="P12" style:family="paragraph" style:parent-style-name="No_20_Spacing" style:master-page-name="Standard">
      <style:paragraph-properties fo:text-align="center" style:justify-single-word="false" style:page-number="auto"/>
      <style:text-properties style:font-name="Georgia" fo:font-size="16pt" style:font-size-asian="16pt" style:font-name-complex="Times New Roman1" style:font-size-complex="16pt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fo:font-weight="bold" style:font-weight-asian="bold" style:font-name-complex="Times New Roman1" style:font-weight-complex="bold"/>
    </style:style>
    <style:style style:name="T3" style:family="text">
      <style:text-properties style:font-name-complex="Times New Roman1"/>
    </style:style>
    <style:style style:name="T4" style:family="text">
      <style:text-properties fo:color="#008080" style:font-name="Georgia" fo:font-size="11pt" style:font-name-asian="Georgia" style:font-size-asian="11pt" style:font-name-complex="Georgia" style:font-size-complex="11pt"/>
    </style:style>
    <style:style style:name="T5" style:family="text">
      <style:text-properties style:use-window-font-color="true" style:font-name="Georgia" fo:font-size="11pt" style:font-name-asian="Georgia" style:font-size-asian="11pt" style:font-name-complex="Georgia" style:font-size-complex="11pt"/>
    </style:style>
    <style:style style:name="T6" style:family="text">
      <style:text-properties style:use-window-font-color="true" style:font-name="Georgia" fo:font-size="11pt" fo:font-style="normal" style:font-name-asian="Georgia" style:font-size-asian="11pt" style:font-style-asian="normal" style:font-name-complex="Georgia" style:font-size-complex="11pt" style:font-style-complex="normal"/>
    </style:style>
    <style:style style:name="T7" style:family="text">
      <style:text-properties fo:color="#000000" style:font-name="Georgia" fo:font-size="11pt" fo:font-weight="normal" style:font-name-asian="Georgia" style:font-size-asian="11pt" style:font-weight-asian="normal" style:font-name-complex="Georgia" style:font-size-complex="11pt" style:font-weight-complex="normal"/>
    </style:style>
    <style:style style:name="T8" style:family="text">
      <style:text-properties fo:color="#000000" style:font-name="Georgia" fo:font-size="11pt" fo:font-style="italic" fo:font-weight="normal" style:font-name-asian="Georgia" style:font-size-asian="11pt" style:font-style-asian="italic" style:font-weight-asian="normal" style:font-name-complex="Georgia" style:font-size-complex="11pt" style:font-style-complex="italic" style:font-weight-complex="normal"/>
    </style:style>
    <style:style style:name="T9" style:family="text">
      <style:text-properties fo:color="#000000" style:font-name="Georgia" fo:font-size="11pt" fo:font-style="normal" fo:font-weight="normal" style:font-name-asian="Georgia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T10" style:family="text">
      <style:text-properties fo:color="#000000" style:font-name="Georgia" fo:font-size="11pt" style:font-name-asian="Georgia" style:font-size-asian="11pt" style:font-name-complex="Times New Roman1" style:font-size-complex="11pt"/>
    </style:style>
    <style:style style:name="T11" style:family="text">
      <style:text-properties fo:color="#000000" style:font-name="Georgia" fo:font-size="11pt" style:font-name-asian="Georgia" style:font-size-asian="11pt" style:font-name-complex="Georgia" style:font-size-complex="11pt"/>
    </style:style>
    <style:style style:name="T12" style:family="text">
      <style:text-properties fo:color="#000000" fo:font-size="11pt" style:font-name-asian="Georgia" style:font-size-asian="11pt" style:font-name-complex="Georgia" style:font-size-complex="11pt"/>
    </style:style>
    <style:style style:name="T13" style:family="text">
      <style:text-properties fo:color="#000000" fo:font-size="11pt" fo:font-style="normal" style:font-name-asian="Georgia" style:font-size-asian="11pt" style:font-style-asian="normal" style:font-name-complex="Georgia" style:font-size-complex="11pt" style:font-style-complex="normal"/>
    </style:style>
    <style:style style:name="T14" style:family="text">
      <style:text-properties fo:color="#000000" fo:font-size="11pt" fo:font-style="normal" style:text-underline-style="solid" style:text-underline-width="auto" style:text-underline-color="font-color" style:font-name-asian="Georgia" style:font-size-asian="11pt" style:font-style-asian="normal" style:font-name-complex="Georgia" style:font-size-complex="11pt" style:font-style-complex="normal"/>
    </style:style>
    <style:style style:name="T15" style:family="text">
      <style:text-properties fo:color="#000000" fo:font-size="11pt" fo:font-style="normal" style:text-underline-style="none" style:font-name-asian="Georgia" style:font-size-asian="11pt" style:font-style-asian="normal" style:font-name-complex="Georgia" style:font-size-complex="11pt" style:font-style-complex="normal"/>
    </style:style>
    <style:style style:name="T16" style:family="text">
      <style:text-properties fo:color="#000000" fo:font-size="11pt" fo:font-style="italic" style:font-name-asian="Georgia" style:font-size-asian="11pt" style:font-style-asian="italic" style:font-name-complex="Georgia" style:font-size-complex="11pt" style:font-style-complex="italic"/>
    </style:style>
    <style:style style:name="T17" style:family="text">
      <style:text-properties style:font-name="Georgia" fo:font-style="normal" style:font-name-asian="Georgia" style:font-style-asian="normal" style:font-name-complex="Georgia" style:font-style-complex="normal"/>
    </style:style>
    <style:style style:name="T18" style:family="text">
      <style:text-properties style:font-name="Georgia" fo:font-style="italic" style:font-name-asian="Georgia" style:font-style-asian="italic" style:font-name-complex="Georgia" style:font-style-complex="italic"/>
    </style:style>
    <style:style style:name="T19" style:family="text">
      <style:text-properties style:font-name="Georgia" fo:font-size="11pt" fo:font-style="italic" style:font-name-asian="Georgia" style:font-size-asian="11pt" style:font-style-asian="italic" style:font-name-complex="Georgia" style:font-size-complex="11pt" style:font-style-complex="italic"/>
    </style:style>
    <style:style style:name="T20" style:family="text">
      <style:text-properties style:font-name="Georgia" fo:font-size="11pt" fo:font-style="normal" style:font-name-asian="Georgia" style:font-size-asian="11pt" style:font-style-asian="normal" style:font-name-complex="Georgia" style:font-size-complex="11pt" style:font-style-complex="normal"/>
    </style:style>
    <style:style style:name="T21" style:family="text">
      <style:text-properties style:font-name="Georgia" fo:font-size="11pt" fo:font-style="normal" style:font-name-asian="Georgia" style:font-size-asian="11pt" style:font-style-asian="normal" style:font-name-complex="Times New Roman1" style:font-size-complex="11pt" style:font-style-complex="normal"/>
    </style:style>
    <style:style style:name="T22" style:family="text">
      <style:text-properties style:font-name="Georgia" fo:font-size="11pt" fo:font-style="normal" fo:font-weight="bold" style:font-name-asian="Georgia" style:font-size-asian="11pt" style:font-style-asian="normal" style:font-weight-asian="bold" style:font-name-complex="Georgia" style:font-size-complex="11pt" style:font-style-complex="normal" style:font-weight-complex="bold"/>
    </style:style>
    <style:style style:name="T23" style:family="text">
      <style:text-properties style:font-name="Georgia" fo:font-size="10.5pt" style:font-size-asian="10.5pt" style:font-name-complex="Times New Roman1" style:font-size-complex="10.5pt"/>
    </style:style>
    <style:style style:name="T24" style:family="text">
      <style:text-properties style:font-name="Georgia" fo:font-size="10.5pt" fo:font-weight="bold" style:font-size-asian="10.5pt" style:font-weight-asian="bold" style:font-name-complex="Times New Roman1" style:font-size-complex="10.5pt" style:font-weight-complex="bold"/>
    </style:style>
    <style:style style:name="T25" style:family="text">
      <style:text-properties style:text-position="super 58%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cipe for Patience</text:p>
      <text:p text:style-name="P1"/>
      <text:p text:style-name="P2"><text:span text:style-name="T1">Read:</text:span><text:span text:style-name="T3"> James 1:1-8</text:span></text:p>
      <text:p text:style-name="P3"/>
      <text:p text:style-name="P4"><text:span text:style-name="T1">Text:</text:span><text:span text:style-name="T3"> </text:span><text:span text:style-name="T12">James 1:3 “...</text:span><text:span text:style-name="T13">the trying of your faith worketh patience.”</text:span></text:p>
      <text:p text:style-name="P5"/>
      <text:h text:style-name="P4" text:outline-level="3"><text:span text:style-name="T1">Introduction:</text:span><text:span text:style-name="T3"> Be honest with me here: raise your hand if you have a problem being patient. (pause) Why are we afraid to pray for patience? (pause) Since this is a great need and since we are reluctant to ask for this need to be addressed I thought that I might spend some time sharing God's way to mend this flaw in our lives.</text:span></text:h>
      <text:h text:style-name="P7" text:outline-level="3"><text:span text:style-name="T3"/></text:h>
      <text:h text:style-name="P11" text:outline-level="3"><text:span text:style-name="T24">I. The joy of temptation</text:span><text:span text:style-name="T23"> (2) I </text:span><text:span text:style-name="T7">Corinthians 10:13 says: <text:s text:c="2"/>“There hath no temptation taken you but such as is common to man: but God </text:span><text:span text:style-name="T8">is</text:span><text:span text:style-name="T9"> faithful, who will not suffer you to be tempted above that ye are able; but will with the temptation also make a way to escape, that ye may be able to bear </text:span><text:span text:style-name="T8">it.”</text:span><text:span text:style-name="T9"> <text:s/>James tells us to be joyful when temptation comes. Where does temptation come from? (pause). Since it is sent from satan; why would he send it? (pause) <text:s/>Could it be possible that he is aware that you are a potential threat to his kingdom. Be joyful that <text:s/>the devil tempts us because he knows that God's plan for us will severely damage his kingdom of darkness.</text:span></text:h>
      <text:h text:style-name="P7" text:outline-level="3"><text:span text:style-name="T3"/></text:h>
      <text:h text:style-name="P7" text:outline-level="3"><text:span text:style-name="T2">II. The benefit of trials </text:span><text:span text:style-name="T3">(3) “...</text:span><text:span text:style-name="T13">the trying of your faith worketh patience.” May I translate this for you? </text:span><text:span text:style-name="T14">Going thru stuff makes you tough</text:span><text:span text:style-name="T15">. <text:s/>The more trials that we go thru, the more patience that we will develop. I wish we could read a book and solve this problem but Paul said in Romans 5:3 “...tribulation worketh patience.” The problem is that you and I are better at responding with weeping and wailing than with appreciation that God's plan is being worked out in our lives.</text:span></text:h>
      <text:h text:style-name="P7" text:outline-level="3"><text:span text:style-name="T13"/></text:h>
      <text:h text:style-name="P7" text:outline-level="3"><text:span text:style-name="T2">III. The result of longsuffering</text:span><text:span text:style-name="T3"> (4) Perfection comes no other way than through the way of patience. Thomas Edison developed the first working light bulb after failing 2500 times. <text:s/>When <text:s/>he was asked about how it felt to fail 2500 times. He responded by saying: “It was not really failing...I learned 2500 ways that a light bulb wouldn't work. When you turn on that switch just inside of your door at night you need to be thankful that TAE didn't quit at trial #2499. Success may be one more trial away. James tells us: “ </text:span><text:span text:style-name="T13">But let patience have </text:span><text:span text:style-name="T16">her</text:span><text:span text:style-name="T13"> perfect work, that ye may be perfect and entire...”</text:span></text:h>
      <text:h text:style-name="P7" text:outline-level="3"><text:span text:style-name="T3"/></text:h>
      <text:h text:style-name="P7" text:outline-level="3"><text:span text:style-name="T2">IV. The right question</text:span><text:span text:style-name="T3"> (5) “</text:span><text:span text:style-name="T13">If any of you lack wisdom, let him ask of God, that giveth to all </text:span><text:span text:style-name="T16">men</text:span><text:span text:style-name="T13"> liberally, and upbraideth not; and it shall</text:span></text:h>
      <text:h text:style-name="P7" text:outline-level="3"><text:span text:style-name="T13">be given him.” Is there anybody here that wishes that they had used more wisdom at least once? (pause) Someone once said: “if you want knowledge go to college; if you want wisdom go to God.” Knowing facts is good but knowing how to apply those facts to our life is wisdom. For instance knowledge tells us that a tomato is a fruit but <text:s/>wisdom keeps us from adding them to a fruit salad. The correct prayer is the prayer for wisdom. The prayer should be asked with faith. Why ask if you don't believe that God will do it.</text:span></text:h>
      <text:h text:style-name="P7" text:outline-level="3"><text:span text:style-name="T3"/></text:h>
      <text:h text:style-name="P7" text:outline-level="3"><text:span text:style-name="T2">V. The solid stance</text:span><text:span text:style-name="T3"> (6) There are people in all of our lives who can't make a decision. First it's yes, then it's no, then it's yes, then it's no. They struggle with taking a stand. These people can easily become church hoppers. They are convinced that the Baptists are right in their Biblical interpretation but easily become prey to the Jehovah's Witnesses. <text:s/>A Mormon comes by and they are off to the LDS church. Later they are convinced that the trinity is in error and they become United Pentecostal. I have personal experience with this. My dad was a Baptist then a Pente-costal. He found a nutcase with a Bible and became a 7</text:span><text:span text:style-name="T25">th</text:span><text:span text:style-name="T3"> day Pentecostal. After that he was a 7</text:span><text:span text:style-name="T25">th</text:span><text:span text:style-name="T3"> Day Adventist and went on to a Mormon church. He left the Mormans for the Catholic Church. The latest church that he attended was an Assemblies of God Church. Taking a verse out of context: he has become: “...all things to all men...” <text:s/>It reminds me of the man in the Civil War who had family on both sides. He wore a Union coat and the pants of the CSA. He was found dead (shot by both sides).</text:span></text:h>
      <text:p text:style-name="P8"><text:span text:style-name="T17"><text:s text:c="2"/>James 1:8 <text:s/>“A double minded man </text:span><text:span text:style-name="T18">is</text:span><text:span text:style-name="T17"> unstable in all his ways.” </text:span></text:p>
      <text:p text:style-name="P9"><text:span text:style-name="T20"><text:s text:c="2"/>Study the Word <text:s/>– <text:s/>Determine where you stand <text:s/>– <text:s/>And stand!</text:span></text:p>
      <text:h text:style-name="P9" text:outline-level="3"><text:span text:style-name="T21">Ephesians 6:13b-14a “...</text:span><text:span text:style-name="T20">having done all, to stand. </text:span><text:span text:style-name="T6">Stand therefore...”</text:span></text:h>
      <text:p text:style-name="P9"><text:span text:style-name="T20"/></text:p>
      <text:p text:style-name="P9"><text:span text:style-name="T22">Conclude:</text:span><text:span text:style-name="T20"> Recap and summarize. </text:span></text:p>
      <text:p text:style-name="P9"><text:span text:style-name="T20"/></text:p>
      <text:p text:style-name="P9"><text:span text:style-name="T20"><text:s text:c="3"/></text:span></text:p>
      <text:p text:style-name="P9"><text:span text:style-name="T20"/></text:p>
      <text:h text:style-name="P11" text:outline-level="3"><text:span text:style-name="T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 Tice</dc:creator>
    <meta:editing-cycles>12</meta:editing-cycles>
    <meta:creation-date>2014-03-28T17:34:00</meta:creation-date>
    <dc:date>2017-01-28T16:00:21.80</dc:date>
    <meta:editing-duration>PT4H51M14S</meta:editing-duration>
    <meta:generator>OpenOffice/4.1.2$Win32 OpenOffice.org_project/412m3$Build-9782</meta:generator>
    <meta:document-statistic meta:table-count="0" meta:image-count="0" meta:object-count="0" meta:page-count="1" meta:paragraph-count="15" meta:word-count="765" meta:character-count="41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